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7.182cm"/>
    </style:style>
    <style:style style:name="co3" style:family="table-column">
      <style:table-column-properties fo:break-before="auto" style:column-width="6.914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732,R500,R512,R526,R712,R832,R713,R501,R513</text:p>
          </table:table-cell>
          <table:table-cell office:value-type="string">
            <text:p>R_1206</text:p>
          </table:table-cell>
          <table:table-cell office:value-type="float" office:value="9">
            <text:p>9</text:p>
          </table:table-cell>
          <table:table-cell office:value-type="string">
            <text:p>47k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35</text:p>
          </table:table-cell>
          <table:table-cell office:value-type="string">
            <text:p>R_1206</text:p>
          </table:table-cell>
          <table:table-cell office:value-type="float" office:value="1">
            <text:p>1</text:p>
          </table:table-cell>
          <table:table-cell office:value-type="string">
            <text:p>0R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820,R203,R204,R810</text:p>
          </table:table-cell>
          <table:table-cell office:value-type="string">
            <text:p>R_1206</text:p>
          </table:table-cell>
          <table:table-cell office:value-type="float" office:value="4">
            <text:p>4</text:p>
          </table:table-cell>
          <table:table-cell office:value-type="string">
            <text:p>2k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4,H1,H2,H3,H5,H6,H901,H902,H903,H904</text:p>
          </table:table-cell>
          <table:table-cell office:value-type="string">
            <text:p>3mm_screw</text:p>
          </table:table-cell>
          <table:table-cell office:value-type="float" office:value="10">
            <text:p>10</text:p>
          </table:table-cell>
          <table:table-cell office:value-type="string">
            <text:p>ho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402,C101,C102,C203,C401,C403,C542,C602,C612,C830,C831,C900,C901,C106,C107,C108,C109,C732</text:p>
          </table:table-cell>
          <table:table-cell office:value-type="string">
            <text:p>C_1206</text:p>
          </table:table-cell>
          <table:table-cell office:value-type="float" office:value="18">
            <text:p>18</text:p>
          </table:table-cell>
          <table:table-cell office:value-type="string">
            <text:p>100n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612,R201,R401,R402,R403,R510,R520,R525,R602,R711,R714,R831,R902,R502</text:p>
          </table:table-cell>
          <table:table-cell office:value-type="string">
            <text:p>R_1206</text:p>
          </table:table-cell>
          <table:table-cell office:value-type="float" office:value="14">
            <text:p>14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Q812,Q822</text:p>
          </table:table-cell>
          <table:table-cell office:value-type="string">
            <text:p>SOT-23</text:p>
          </table:table-cell>
          <table:table-cell office:value-type="float" office:value="2">
            <text:p>2</text:p>
          </table:table-cell>
          <table:table-cell office:value-type="string">
            <text:p>PBSS535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511,C515,C532</text:p>
          </table:table-cell>
          <table:table-cell office:value-type="string">
            <text:p>C_Radial_D6.3_L11.2_P2.5</text:p>
          </table:table-cell>
          <table:table-cell office:value-type="float" office:value="3">
            <text:p>3</text:p>
          </table:table-cell>
          <table:table-cell office:value-type="string">
            <text:p>470uF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721</text:p>
          </table:table-cell>
          <table:table-cell office:value-type="string">
            <text:p>Fuse_SMD1206_Reflow</text:p>
          </table:table-cell>
          <table:table-cell office:value-type="float" office:value="1">
            <text:p>1</text:p>
          </table:table-cell>
          <table:table-cell office:value-type="string">
            <text:p>5A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812,R822,R811,R821</text:p>
          </table:table-cell>
          <table:table-cell office:value-type="string">
            <text:p>R_1206</text:p>
          </table:table-cell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Q821,Q811,Q900</text:p>
          </table:table-cell>
          <table:table-cell office:value-type="string">
            <text:p>SOT-23</text:p>
          </table:table-cell>
          <table:table-cell office:value-type="float" office:value="3">
            <text:p>3</text:p>
          </table:table-cell>
          <table:table-cell office:value-type="string">
            <text:p>PBSS432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P90</text:p>
          </table:table-cell>
          <table:table-cell office:value-type="string">
            <text:p>Potentiometer_Triwood_RM-065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511,R721,R722,R731</text:p>
          </table:table-cell>
          <table:table-cell office:value-type="string">
            <text:p>R_1206</text:p>
          </table:table-cell>
          <table:table-cell office:value-type="float" office:value="4">
            <text:p>4</text:p>
          </table:table-cell>
          <table:table-cell office:value-type="string">
            <text:p>100k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834,R833</text:p>
          </table:table-cell>
          <table:table-cell office:value-type="string">
            <text:p>R_1206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T1,BAT2</text:p>
          </table:table-cell>
          <table:table-cell office:value-type="string">
            <text:p>HFC1330</text:p>
          </table:table-cell>
          <table:table-cell office:value-type="float" office:value="2">
            <text:p>2</text:p>
          </table:table-cell>
          <table:table-cell office:value-type="string">
            <text:p>BAT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501,D510,D530</text:p>
          </table:table-cell>
          <table:table-cell office:value-type="string">
            <text:p>SOD-123</text:p>
          </table:table-cell>
          <table:table-cell office:value-type="float" office:value="3">
            <text:p>3</text:p>
          </table:table-cell>
          <table:table-cell office:value-type="string">
            <text:p>SCHOTTKY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7</text:p>
          </table:table-cell>
          <table:table-cell office:value-type="string">
            <text:p>MF85</text:p>
          </table:table-cell>
          <table:table-cell office:value-type="float" office:value="1">
            <text:p>1</text:p>
          </table:table-cell>
          <table:table-cell office:value-type="string">
            <text:p>ho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401,J402,J403,J730</text:p>
          </table:table-cell>
          <table:table-cell office:value-type="string">
            <text:p>Pin_Header_Straight_1x02</text:p>
          </table:table-cell>
          <table:table-cell office:value-type="float" office:value="4">
            <text:p>4</text:p>
          </table:table-cell>
          <table:table-cell office:value-type="string">
            <text:p>HEADER_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901,J902</text:p>
          </table:table-cell>
          <table:table-cell office:value-type="string">
            <text:p>Pin_Header_Straight_1x06</text:p>
          </table:table-cell>
          <table:table-cell office:value-type="float" office:value="2">
            <text:p>2</text:p>
          </table:table-cell>
          <table:table-cell office:value-type="string">
            <text:p>HEADER_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100</text:p>
          </table:table-cell>
          <table:table-cell office:value-type="string">
            <text:p>lqfp32</text:p>
          </table:table-cell>
          <table:table-cell office:value-type="float" office:value="1">
            <text:p>1</text:p>
          </table:table-cell>
          <table:table-cell office:value-type="string">
            <text:p>ATMEGA328P-A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201</text:p>
          </table:table-cell>
          <table:table-cell office:value-type="string">
            <text:p>SOIC-8-N</text:p>
          </table:table-cell>
          <table:table-cell office:value-type="float" office:value="1">
            <text:p>1</text:p>
          </table:table-cell>
          <table:table-cell office:value-type="string">
            <text:p>MCP794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X201</text:p>
          </table:table-cell>
          <table:table-cell office:value-type="string">
            <text:p>Crystal_Round_Vertical_3mm_BigPad</text:p>
          </table:table-cell>
          <table:table-cell office:value-type="float" office:value="1">
            <text:p>1</text:p>
          </table:table-cell>
          <table:table-cell office:value-type="string">
            <text:p>32.768K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801,J802</text:p>
          </table:table-cell>
          <table:table-cell office:value-type="string">
            <text:p>Pin_Header_Straight_1x01</text:p>
          </table:table-cell>
          <table:table-cell office:value-type="float" office:value="2">
            <text:p>2</text:p>
          </table:table-cell>
          <table:table-cell office:value-type="string">
            <text:p>HEADER_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104,C105,C201,C202</text:p>
          </table:table-cell>
          <table:table-cell office:value-type="string">
            <text:p>C_1206</text:p>
          </table:table-cell>
          <table:table-cell office:value-type="float" office:value="4">
            <text:p>4</text:p>
          </table:table-cell>
          <table:table-cell office:value-type="string">
            <text:p>10pF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501,C504,C512,C514,C521,C523,C531,C722,C902</text:p>
          </table:table-cell>
          <table:table-cell office:value-type="string">
            <text:p>C_1206</text:p>
          </table:table-cell>
          <table:table-cell office:value-type="float" office:value="9">
            <text:p>9</text:p>
          </table:table-cell>
          <table:table-cell office:value-type="string">
            <text:p>10uF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503,C513,C522</text:p>
          </table:table-cell>
          <table:table-cell office:value-type="string">
            <text:p>C_1206</text:p>
          </table:table-cell>
          <table:table-cell office:value-type="float" office:value="3">
            <text:p>3</text:p>
          </table:table-cell>
          <table:table-cell office:value-type="string">
            <text:p>470pF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500,U510,U520</text:p>
          </table:table-cell>
          <table:table-cell office:value-type="string">
            <text:p>SOT-23-5</text:p>
          </table:table-cell>
          <table:table-cell office:value-type="float" office:value="3">
            <text:p>3</text:p>
          </table:table-cell>
          <table:table-cell office:value-type="string">
            <text:p>MIC52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603,U604</text:p>
          </table:table-cell>
          <table:table-cell office:value-type="string">
            <text:p>SOT-23</text:p>
          </table:table-cell>
          <table:table-cell office:value-type="float" office:value="2">
            <text:p>2</text:p>
          </table:table-cell>
          <table:table-cell office:value-type="string">
            <text:p>A314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715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string">
            <text:p>TLV431-DBZ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830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CP601-SOT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X104</text:p>
          </table:table-cell>
          <table:table-cell office:value-type="string">
            <text:p>Crystal_HC49-SD_SMD</text:p>
          </table:table-cell>
          <table:table-cell office:value-type="float" office:value="1">
            <text:p>1</text:p>
          </table:table-cell>
          <table:table-cell office:value-type="string">
            <text:p>16M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101</text:p>
          </table:table-cell>
          <table:table-cell office:value-type="string">
            <text:p>Pin_Header_Straight_2x04_Pitch2.54mm</text:p>
          </table:table-cell>
          <table:table-cell office:value-type="float" office:value="1">
            <text:p>1</text:p>
          </table:table-cell>
          <table:table-cell office:value-type="string">
            <text:p>HEADER_4x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900</text:p>
          </table:table-cell>
          <table:table-cell office:value-type="string">
            <text:p>SO-16-W</text:p>
          </table:table-cell>
          <table:table-cell office:value-type="float" office:value="1">
            <text:p>1</text:p>
          </table:table-cell>
          <table:table-cell office:value-type="string">
            <text:p>PCF8574</text:p>
          </table:table-cell>
          <table:table-cell/>
        </table:table-row>
      </table:table>
      <table:database-ranges>
        <table:database-range table:name="__Anonymous_Sheet_DB__1" table:target-range-address="Feuille1.A1:Feuille1.F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25/01/2017</text:date>, <text:time>20:2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20:22:49.75</dc:date>
    <meta:generator>OpenOffice/4.1.3$Win32 OpenOffice.org_project/413m1$Build-9783</meta:generator>
    <meta:editing-duration>PT47S</meta:editing-duration>
    <meta:editing-cycles>1</meta:editing-cycles>
    <meta:document-statistic meta:table-count="1" meta:cell-count="171" meta:object-count="0"/>
  </office:meta>
</office:document-meta>
</file>